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cm" table:align="left" style:writing-mode="lr-tb"/>
    </style:style>
    <style:style style:name="Tableau1.A" style:family="table-column">
      <style:table-column-properties style:column-width="6.683cm"/>
    </style:style>
    <style:style style:name="Tableau1.B" style:family="table-column">
      <style:table-column-properties style:column-width="10.317cm"/>
    </style:style>
    <style:style style:name="Tableau1.A1" style:family="table-cell">
      <style:table-cell-properties style:vertical-align="middle" fo:padding="0.185cm" fo:border="0.05pt solid #000000"/>
    </style:style>
    <style:style style:name="Tableau1.A2" style:family="table-cell">
      <style:table-cell-properties style:vertical-align="middle" fo:padding="0.185cm" fo:border-left="0.05pt solid #000000" fo:border-right="0.05pt solid #000000" fo:border-top="none" fo:border-bottom="0.05pt solid #000000"/>
    </style:style>
    <style:style style:name="Tableau2" style:family="table">
      <style:table-properties style:width="17cm" table:align="left" style:writing-mode="lr-tb"/>
    </style:style>
    <style:style style:name="Tableau2.A" style:family="table-column">
      <style:table-column-properties style:column-width="6.599cm"/>
    </style:style>
    <style:style style:name="Tableau2.B" style:family="table-column">
      <style:table-column-properties style:column-width="10.402cm"/>
    </style:style>
    <style:style style:name="Tableau2.A1" style:family="table-cell">
      <style:table-cell-properties style:vertical-align="middle" fo:padding="0.185cm" fo:border="0.05pt solid #000000"/>
    </style:style>
    <style:style style:name="P1" style:family="paragraph" style:parent-style-name="Standard">
      <style:paragraph-properties fo:text-align="start" style:justify-single-word="false"/>
      <style:text-properties officeooo:paragraph-rsid="00124d71"/>
    </style:style>
    <style:style style:name="P2" style:family="paragraph" style:parent-style-name="Standard">
      <style:paragraph-properties fo:text-align="center" style:justify-single-word="false"/>
      <style:text-properties officeooo:paragraph-rsid="00124d71"/>
    </style:style>
    <style:style style:name="P3" style:family="paragraph" style:parent-style-name="Standard">
      <style:paragraph-properties fo:text-align="start" style:justify-single-word="false"/>
      <style:text-properties officeooo:rsid="001d52ec" officeooo:paragraph-rsid="00124d71"/>
    </style:style>
    <style:style style:name="P4" style:family="paragraph" style:parent-style-name="Standard">
      <style:paragraph-properties fo:text-align="start" style:justify-single-word="false"/>
      <style:text-properties officeooo:rsid="00145d58" officeooo:paragraph-rsid="00145d58"/>
    </style:style>
    <style:style style:name="P5" style:family="paragraph" style:parent-style-name="Standard">
      <style:paragraph-properties fo:text-align="start" style:justify-single-word="false"/>
      <style:text-properties officeooo:rsid="001508a4" officeooo:paragraph-rsid="00145d58"/>
    </style:style>
    <style:style style:name="P6" style:family="paragraph" style:parent-style-name="Standard" style:master-page-name="Standard">
      <style:paragraph-properties fo:text-align="center" style:justify-single-word="false" style:page-number="auto"/>
      <style:text-properties officeooo:paragraph-rsid="00124d71"/>
    </style:style>
    <style:style style:name="P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officeooo:paragraph-rsid="00124d71" style:text-blinking="false" fo:background-color="transparent"/>
    </style:style>
    <style:style style:name="P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officeooo:rsid="001d52ec" officeooo:paragraph-rsid="00124d71" style:text-blinking="false" fo:background-color="transparen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800000" style:text-line-through-style="none" style:text-line-through-type="none" style:font-name="Arial" fo:font-size="10.5pt" fo:font-style="normal" style:text-underline-style="none" fo:font-weight="normal" officeooo:paragraph-rsid="00124d71" style:text-blinking="false" fo:background-color="transparent"/>
    </style:style>
    <style:style style:name="P10" style:family="paragraph" style:parent-style-name="Table_20_Contents">
      <style:paragraph-properties fo:margin-top="0cm" fo:margin-bottom="0cm" loext:contextual-spacing="false" fo:line-height="120%" style:writing-mode="lr-tb"/>
      <style:text-properties officeooo:paragraph-rsid="00124d71"/>
    </style:style>
    <style:style style:name="T1" style:family="text">
      <style:text-properties fo:font-weight="normal" style:font-weight-asian="normal" style:font-weight-complex="normal"/>
    </style:style>
    <style:style style:name="T2" style:family="text">
      <style:text-properties officeooo:rsid="001be1df"/>
    </style:style>
    <style:style style:name="T3" style:family="text">
      <style:text-properties style:text-underline-style="solid" style:text-underline-width="auto" style:text-underline-color="font-color"/>
    </style:style>
    <style:style style:name="T4" style:family="text">
      <style:text-properties officeooo:rsid="001d52ec"/>
    </style:style>
    <style:style style:name="T5" style:family="text">
      <style:text-properties fo:font-style="italic" officeooo:rsid="001be1df" style:font-style-asian="italic" style:font-style-complex="italic"/>
    </style:style>
    <style:style style:name="T6" style:family="text">
      <style:text-properties fo:font-style="italic" officeooo:rsid="00145d58" style:font-style-asian="italic" style:font-style-complex="italic"/>
    </style:style>
    <style:style style:name="T7" style:family="text">
      <style:text-properties fo:font-variant="normal" fo:text-transform="none" fo:color="#ff0000" style:text-line-through-style="none" style:text-line-through-type="none" style:font-name="Arial" fo:font-size="13.5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9" style:family="text">
      <style:text-properties officeooo:rsid="00145d58"/>
    </style:style>
    <style:style style:name="T10" style:family="text">
      <style:text-properties officeooo:rsid="0016ea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te Rendu <text:span text:style-name="T2">3</text:span>ème Réunion<text:line-break/><text:span text:style-name="T2">Lundi 22 Février</text:span> 2016 1<text:span text:style-name="T2">7</text:span>h00 <text:line-break/><text:line-break/>M Belaïd<text:line-break/>Thomas Boutant<text:line-break/>Nicolas Manzano<text:line-break/>Jean Luc Duong<text:line-break/><text:span text:style-name="T9">Aldrik Coispel</text:span><text:line-break/><text:line-break/></text:p>
      <text:p text:style-name="P2"/>
      <text:p text:style-name="P1"><text:span text:style-name="T3">Résumé</text:span></text:p>
      <text:p text:style-name="P1"><text:line-break/><text:span text:style-name="T4">1 :Compte rendu des dernières semaines désastreuses, une importante charge de travail n'as pas été accomplie, le travail n'a pas été pris au sérieux par l'ensemble du groupe.</text:span></text:p>
      <text:p text:style-name="P1"><text:span text:style-name="T2"><text:line-break/><text:tab/></text:span><text:span text:style-name="T5">→ Prise de conscience et de responsabilités urgentes afin de ne pas couler le projet.<text:line-break/><text:tab/>→</text:span><text:span text:style-name="T6"> Répartition du travail intelligente par groupe de 2 chaque soir<text:line-break/><text:tab/>→ Apporter des classes testées sur Éclipse <text:s/>et demander en cas de besoins avant les réunions<text:line-break/><text:tab/>→ Préparer les présentations (feutres ou rétroprojecteurs)</text:span><text:span text:style-name="T5"><text:line-break/></text:span><text:span text:style-name="T2"><text:line-break/>2 :Une date de réunion <text:s/>a été fixée pour la fin de semaine le Jeudi 25 Février à 19h30 afin d'effectuer une présentation soignée, organisée et complète des points abordés au paravent et des avancées.</text:span></text:p>
      <text:p text:style-name="P1"><text:span text:style-name="T2"><text:line-break/><text:tab/></text:span><text:span text:style-name="T5">→ Dépôt des avancées avant le Mercredi 24 Février à 23h00 plus mail à M. <text:s/>Belaïd pour confirmer le dépôt.</text:span><text:span text:style-name="T2"><text:line-break/></text:span></text:p>
      <text:p text:style-name="P1"><text:span text:style-name="T2">3 :A partir de maintenant les dépôts se feront exclusivement sur SVN en respectant la mise en forme dictée par M Belaïd</text:span></text:p>
      <text:p text:style-name="P1"/>
      <text:p text:style-name="P1"><text:span text:style-name="T2"><text:tab/></text:span><text:span text:style-name="T5">→ Formation à SVN urgente pour ceux qui n'ont pas assistés à la séance du Mercredi 17 Février</text:span></text:p>
      <text:p text:style-name="P1"><text:span text:style-name="T2"><text:line-break/>4 :Création d'un tableau Excel de suivit pour chacun des membres du groupes à remplir avec les dates (jours heures) ainsi que la durée et le descriptif de chaque session de travail sur le projet. Prévoir au moins 60h. Ce tableau devra être dépose sur chaque SandBox et mis à jour après chaque session de travail. </text:span><text:span text:style-name="T1"><text:line-break/></text:span></text:p>
      <text:p text:style-name="P4"><text:span text:style-name="T1">5 : M. Belaïd sera absent du Jeudi 07/04 au Vendredi 22/04 et joignable par mail sur cette période du 11/04 au 15/04</text:span></text:p>
      <text:p text:style-name="P5"/>
      <text:p text:style-name="P5"/>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text:p>
      <text:p text:style-name="P1"><text:span text:style-name="T1"/></text:p>
      <text:p text:style-name="P1"><text:span text:style-name="T1"/></text:p>
      <text:p text:style-name="P1"><text:span text:style-name="T1"/></text:p>
      <text:p text:style-name="P3"><text:bookmark text:name="docs-internal-guid-595987ae-0a19-84a2-88ca-ef141b473087"/><text:span text:style-name="T1">Dates possibles pour les futures réunions :<text:line-break/></text:span></text:p>
      <table:table table:name="Tableau1" table:style-name="Tableau1">
        <table:table-column table:style-name="Tableau1.A"/>
        <table:table-column table:style-name="Tableau1.B"/>
        <table:table-row>
          <table:table-cell table:style-name="Tableau1.A1" office:value-type="string">
            <text:p text:style-name="P7">Les points rencontre<text:span text:style-name="T4">s</text:span></text:p>
          </table:table-cell>
          <table:table-cell table:style-name="Tableau1.A1" office:value-type="string">
            <text:p text:style-name="P7">Lundi 22 février 17h-19h</text:p>
            <text:p text:style-name="P7">Lundi 21 mars idem</text:p>
            <text:p text:style-name="P7">Vendredi 25 mars 9h45 - 11h45</text:p>
            <text:p text:style-name="P9">Lundi 11 avril 17h-19h <text:span text:style-name="T6">absence de M.Belaïd</text:span></text:p>
            <text:p text:style-name="P9">Lundi 18 avril 17h-19h <text:span text:style-name="T6">absence de M,Belaïd</text:span></text:p>
            <text:p text:style-name="P7">Lundi 2 mai 17h-19h</text:p>
            <text:p text:style-name="P7">Mercredi 11 mai 16h30 - 18h</text:p>
            <text:p text:style-name="P7">Lundi 23 mai 17h-19h</text:p>
          </table:table-cell>
        </table:table-row>
        <table:table-row>
          <table:table-cell table:style-name="Tableau1.A2" office:value-type="string">
            <text:p text:style-name="P7"/>
          </table:table-cell>
          <table:table-cell table:style-name="Tableau1.A2" office:value-type="string">
            <text:p text:style-name="P7"/>
          </table:table-cell>
        </table:table-row>
      </table:table>
      <text:p text:style-name="P1"><text:bookmark text:name="docs-internal-guid-595987ae-0a1d-672a-8665-0b291d93d4a7"/><text:span text:style-name="T1"/></text:p>
      <table:table table:name="Tableau2" table:style-name="Tableau2">
        <table:table-column table:style-name="Tableau2.A"/>
        <table:table-column table:style-name="Tableau2.B"/>
        <table:table-row>
          <table:table-cell table:style-name="Tableau2.A1" office:value-type="string">
            <text:p text:style-name="P8">Disponibilités hors points rencontres</text:p>
            <text:p text:style-name="P10"><text:span text:style-name="T7"/></text:p>
          </table:table-cell>
          <table:table-cell table:style-name="Tableau2.A1" office:value-type="string">
            <text:p text:style-name="P7"><text:span text:style-name="T4">L</text:span>undi: de 18h à 19h</text:p>
            <text:p text:style-name="P7">Mardi: <text:span text:style-name="T10">17h à 19h</text:span></text:p>
            <text:p text:style-name="P10"><text:span text:style-name="T8">Jeudi: de 17h à 20h</text:span></text:p>
          </table:table-cell>
        </table:table-row>
      </table:table>
      <text:p text:style-name="P1"><text:span text:style-name="T1"><text:line-break/></text:span></text:p>
      <text:p text:style-name="P1"><text:span text:style-name="T1"><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drik COISPEL</meta:initial-creator>
    <meta:creation-date>2016-02-22T19:00:27.201411955</meta:creation-date>
    <dc:date>2016-02-22T20:12:02.748943173</dc:date>
    <dc:creator>Aldrik COISPEL</dc:creator>
    <meta:editing-duration>PT1H11M33S</meta:editing-duration>
    <meta:editing-cycles>4</meta:editing-cycles>
    <meta:generator>LibreOffice/4.3.7.2$Linux_X86_64 LibreOffice_project/430$Build-2</meta:generator>
    <meta:document-statistic meta:table-count="2" meta:image-count="0" meta:object-count="0" meta:page-count="2" meta:paragraph-count="25" meta:word-count="342" meta:character-count="1949" meta:non-whitespace-character-count="1605"/>
  </office:meta>
</office:document-meta>
</file>